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leaned Input</text:p>
          </table:table-cell>
          <table:table-cell office:value-type="string" calcext:value-type="string">
            <text:p>Cleaned Average</text:p>
          </table:table-cell>
          <table:table-cell/>
        </table:table-row>
        <table:table-row table:style-name="ro1">
          <table:table-cell office:value-type="float" office:value="27.5786" calcext:value-type="float">
            <text:p>27.5786</text:p>
          </table:table-cell>
          <table:table-cell table:formula="of:=AVERAGE([.A2:.A13])" office:value-type="float" office:value="28.804475" calcext:value-type="float">
            <text:p>28.804475</text:p>
          </table:table-cell>
          <table:table-cell table:formula="of:=ABS([.B2]-[.A2])" office:value-type="float" office:value="1.225875" calcext:value-type="float">
            <text:p>1.225875</text:p>
          </table:table-cell>
          <table:table-cell office:value-type="float" office:value="27.5786" calcext:value-type="float">
            <text:p>27.5786</text:p>
          </table:table-cell>
          <table:table-cell table:formula="of:=AVERAGE([.D2:.D13])" office:value-type="float" office:value="28.62564" calcext:value-type="float">
            <text:p>28.62564</text:p>
          </table:table-cell>
          <table:table-cell/>
        </table:table-row>
        <table:table-row table:style-name="ro1">
          <table:table-cell office:value-type="float" office:value="36.0029" calcext:value-type="float">
            <text:p>36.0029</text:p>
          </table:table-cell>
          <table:table-cell office:value-type="float" office:value="28.804475" calcext:value-type="float">
            <text:p>28.804475</text:p>
          </table:table-cell>
          <table:table-cell table:formula="of:=ABS([.B3]-[.A3])" office:value-type="float" office:value="7.198425" calcext:value-type="float">
            <text:p>7.198425</text:p>
          </table:table-cell>
          <table:table-cell table:number-columns-repeated="2"/>
          <table:table-cell table:formula="of:=(([.E2]*9)/10)/6 + [.E2]/10" office:value-type="float" office:value="7.15641" calcext:value-type="float">
            <text:p>7.15641</text:p>
          </table:table-cell>
        </table:table-row>
        <table:table-row table:style-name="ro1">
          <table:table-cell office:value-type="float" office:value="30.9326" calcext:value-type="float">
            <text:p>30.9326</text:p>
          </table:table-cell>
          <table:table-cell office:value-type="float" office:value="28.804475" calcext:value-type="float">
            <text:p>28.804475</text:p>
          </table:table-cell>
          <table:table-cell table:formula="of:=ABS([.B4]-[.A4])" office:value-type="float" office:value="2.128125" calcext:value-type="float">
            <text:p>2.128125</text:p>
          </table:table-cell>
          <table:table-cell office:value-type="float" office:value="30.9326" calcext:value-type="float">
            <text:p>30.9326</text:p>
          </table:table-cell>
          <table:table-cell/>
          <table:table-cell office:value-type="float" office:value="7.15641" calcext:value-type="float">
            <text:p>7.15641</text:p>
          </table:table-cell>
        </table:table-row>
        <table:table-row table:style-name="ro1">
          <table:table-cell office:value-type="float" office:value="30.9079" calcext:value-type="float">
            <text:p>30.9079</text:p>
          </table:table-cell>
          <table:table-cell office:value-type="float" office:value="28.804475" calcext:value-type="float">
            <text:p>28.804475</text:p>
          </table:table-cell>
          <table:table-cell table:formula="of:=ABS([.B5]-[.A5])" office:value-type="float" office:value="2.103425" calcext:value-type="float">
            <text:p>2.103425</text:p>
          </table:table-cell>
          <table:table-cell office:value-type="float" office:value="30.9079" calcext:value-type="float">
            <text:p>30.9079</text:p>
          </table:table-cell>
          <table:table-cell table:number-columns-repeated="2"/>
        </table:table-row>
        <table:table-row table:style-name="ro1">
          <table:table-cell office:value-type="float" office:value="23.2771" calcext:value-type="float">
            <text:p>23.2771</text:p>
          </table:table-cell>
          <table:table-cell office:value-type="float" office:value="28.804475" calcext:value-type="float">
            <text:p>28.804475</text:p>
          </table:table-cell>
          <table:table-cell table:formula="of:=ABS([.B6]-[.A6])" office:value-type="float" office:value="5.527375" calcext:value-type="float">
            <text:p>5.527375</text:p>
          </table:table-cell>
          <table:table-cell office:value-type="float" office:value="23.2771" calcext:value-type="float">
            <text:p>23.2771</text:p>
          </table:table-cell>
          <table:table-cell table:number-columns-repeated="2"/>
        </table:table-row>
        <table:table-row table:style-name="ro1">
          <table:table-cell office:value-type="float" office:value="26.8604" calcext:value-type="float">
            <text:p>26.8604</text:p>
          </table:table-cell>
          <table:table-cell office:value-type="float" office:value="28.804475" calcext:value-type="float">
            <text:p>28.804475</text:p>
          </table:table-cell>
          <table:table-cell table:formula="of:=ABS([.B7]-[.A7])" office:value-type="float" office:value="1.944075" calcext:value-type="float">
            <text:p>1.944075</text:p>
          </table:table-cell>
          <table:table-cell office:value-type="float" office:value="26.8604" calcext:value-type="float">
            <text:p>26.8604</text:p>
          </table:table-cell>
          <table:table-cell table:number-columns-repeated="2"/>
        </table:table-row>
        <table:table-row table:style-name="ro1">
          <table:table-cell office:value-type="float" office:value="30.2291" calcext:value-type="float">
            <text:p>30.2291</text:p>
          </table:table-cell>
          <table:table-cell office:value-type="float" office:value="28.804475" calcext:value-type="float">
            <text:p>28.804475</text:p>
          </table:table-cell>
          <table:table-cell table:formula="of:=ABS([.B8]-[.A8])" office:value-type="float" office:value="1.424625" calcext:value-type="float">
            <text:p>1.424625</text:p>
          </table:table-cell>
          <table:table-cell office:value-type="float" office:value="30.2291" calcext:value-type="float">
            <text:p>30.2291</text:p>
          </table:table-cell>
          <table:table-cell table:number-columns-repeated="2"/>
        </table:table-row>
        <table:table-row table:style-name="ro1">
          <table:table-cell office:value-type="float" office:value="29.0054" calcext:value-type="float">
            <text:p>29.0054</text:p>
          </table:table-cell>
          <table:table-cell office:value-type="float" office:value="28.804475" calcext:value-type="float">
            <text:p>28.804475</text:p>
          </table:table-cell>
          <table:table-cell table:formula="of:=ABS([.B9]-[.A9])" office:value-type="float" office:value="0.200925000000002" calcext:value-type="float">
            <text:p>0.200925</text:p>
          </table:table-cell>
          <table:table-cell office:value-type="float" office:value="29.0054" calcext:value-type="float">
            <text:p>29.0054</text:p>
          </table:table-cell>
          <table:table-cell table:number-columns-repeated="2"/>
        </table:table-row>
        <table:table-row table:style-name="ro1">
          <table:table-cell office:value-type="float" office:value="32.8623" calcext:value-type="float">
            <text:p>32.8623</text:p>
          </table:table-cell>
          <table:table-cell office:value-type="float" office:value="28.804475" calcext:value-type="float">
            <text:p>28.804475</text:p>
          </table:table-cell>
          <table:table-cell table:formula="of:=ABS([.B10]-[.A10])" office:value-type="float" office:value="4.057825" calcext:value-type="float">
            <text:p>4.057825</text:p>
          </table:table-cell>
          <table:table-cell office:value-type="float" office:value="32.8623" calcext:value-type="float">
            <text:p>32.8623</text:p>
          </table:table-cell>
          <table:table-cell table:number-columns-repeated="2"/>
        </table:table-row>
        <table:table-row table:style-name="ro1">
          <table:table-cell office:value-type="float" office:value="25.1853" calcext:value-type="float">
            <text:p>25.1853</text:p>
          </table:table-cell>
          <table:table-cell office:value-type="float" office:value="28.804475" calcext:value-type="float">
            <text:p>28.804475</text:p>
          </table:table-cell>
          <table:table-cell table:formula="of:=ABS([.B11]-[.A11])" office:value-type="float" office:value="3.619175" calcext:value-type="float">
            <text:p>3.619175</text:p>
          </table:table-cell>
          <table:table-cell office:value-type="float" office:value="25.1853" calcext:value-type="float">
            <text:p>25.1853</text:p>
          </table:table-cell>
          <table:table-cell table:number-columns-repeated="2"/>
        </table:table-row>
        <table:table-row table:style-name="ro1">
          <table:table-cell office:value-type="float" office:value="23.3944" calcext:value-type="float">
            <text:p>23.3944</text:p>
          </table:table-cell>
          <table:table-cell office:value-type="float" office:value="28.804475" calcext:value-type="float">
            <text:p>28.804475</text:p>
          </table:table-cell>
          <table:table-cell table:formula="of:=ABS([.B12]-[.A12])" office:value-type="float" office:value="5.410075" calcext:value-type="float">
            <text:p>5.410075</text:p>
          </table:table-cell>
          <table:table-cell table:number-columns-repeated="3"/>
        </table:table-row>
        <table:table-row table:style-name="ro1">
          <table:table-cell office:value-type="float" office:value="29.4177" calcext:value-type="float">
            <text:p>29.4177</text:p>
          </table:table-cell>
          <table:table-cell office:value-type="float" office:value="28.804475" calcext:value-type="float">
            <text:p>28.804475</text:p>
          </table:table-cell>
          <table:table-cell table:formula="of:=ABS([.B13]-[.A13])" office:value-type="float" office:value="0.613225" calcext:value-type="float">
            <text:p>0.613225</text:p>
          </table:table-cell>
          <table:table-cell office:value-type="float" office:value="29.4177" calcext:value-type="float">
            <text:p>29.417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3.6152" calcext:value-type="float">
            <text:p>63.6152</text:p>
          </table:table-cell>
          <table:table-cell table:formula="of:=AVERAGE([.A$1:.A$1048576])" office:value-type="float" office:value="30.481030625" calcext:value-type="float">
            <text:p>30.481030625</text:p>
          </table:table-cell>
          <table:table-cell table:formula="of:=ABS([.B15]-[.A15])" office:value-type="float" office:value="33.134169375" calcext:value-type="float">
            <text:p>33.134169375</text:p>
          </table:table-cell>
          <table:table-cell office:value-type="float" office:value="63.6152" calcext:value-type="float">
            <text:p>63.6152</text:p>
          </table:table-cell>
          <table:table-cell table:formula="of:=AVERAGE([.D15:.D26])" office:value-type="float" office:value="60.10967" calcext:value-type="float">
            <text:p>60.10967</text:p>
          </table:table-cell>
          <table:table-cell/>
        </table:table-row>
        <table:table-row table:style-name="ro1">
          <table:table-cell office:value-type="float" office:value="49.396" calcext:value-type="float">
            <text:p>49.396</text:p>
          </table:table-cell>
          <table:table-cell table:formula="of:=[.B15]" office:value-type="float" office:value="30.481030625" calcext:value-type="float">
            <text:p>30.481030625</text:p>
          </table:table-cell>
          <table:table-cell table:formula="of:=ABS([.B16]-[.A16])" office:value-type="float" office:value="18.914969375" calcext:value-type="float">
            <text:p>18.914969375</text:p>
          </table:table-cell>
          <table:table-cell office:value-type="float" office:value="49.396" calcext:value-type="float">
            <text:p>49.396</text:p>
          </table:table-cell>
          <table:table-cell table:number-columns-repeated="2"/>
        </table:table-row>
        <table:table-row table:style-name="ro1">
          <table:table-cell office:value-type="float" office:value="57.8877" calcext:value-type="float">
            <text:p>57.8877</text:p>
          </table:table-cell>
          <table:table-cell table:formula="of:=[.B16]" office:value-type="float" office:value="30.481030625" calcext:value-type="float">
            <text:p>30.481030625</text:p>
          </table:table-cell>
          <table:table-cell table:formula="of:=ABS([.B17]-[.A17])" office:value-type="float" office:value="27.406669375" calcext:value-type="float">
            <text:p>27.406669375</text:p>
          </table:table-cell>
          <table:table-cell office:value-type="float" office:value="57.8877" calcext:value-type="float">
            <text:p>57.8877</text:p>
          </table:table-cell>
          <table:table-cell table:number-columns-repeated="2"/>
        </table:table-row>
        <table:table-row table:style-name="ro1">
          <table:table-cell office:value-type="float" office:value="67.0331" calcext:value-type="float">
            <text:p>67.0331</text:p>
          </table:table-cell>
          <table:table-cell table:formula="of:=[.B17]" office:value-type="float" office:value="30.481030625" calcext:value-type="float">
            <text:p>30.481030625</text:p>
          </table:table-cell>
          <table:table-cell table:formula="of:=ABS([.B18]-[.A18])" office:value-type="float" office:value="36.552069375" calcext:value-type="float">
            <text:p>36.552069375</text:p>
          </table:table-cell>
          <table:table-cell office:value-type="float" office:value="67.0331" calcext:value-type="float">
            <text:p>67.0331</text:p>
          </table:table-cell>
          <table:table-cell table:number-columns-repeated="2"/>
        </table:table-row>
        <table:table-row table:style-name="ro1">
          <table:table-cell office:value-type="float" office:value="48.8355" calcext:value-type="float">
            <text:p>48.8355</text:p>
          </table:table-cell>
          <table:table-cell table:formula="of:=[.B18]" office:value-type="float" office:value="30.481030625" calcext:value-type="float">
            <text:p>30.481030625</text:p>
          </table:table-cell>
          <table:table-cell table:formula="of:=ABS([.B19]-[.A19])" office:value-type="float" office:value="18.354469375" calcext:value-type="float">
            <text:p>18.354469375</text:p>
          </table:table-cell>
          <table:table-cell office:value-type="float" office:value="48.8355" calcext:value-type="float">
            <text:p>48.8355</text:p>
          </table:table-cell>
          <table:table-cell table:number-columns-repeated="2"/>
        </table:table-row>
        <table:table-row table:style-name="ro1">
          <table:table-cell office:value-type="float" office:value="93.0918" calcext:value-type="float">
            <text:p>93.0918</text:p>
          </table:table-cell>
          <table:table-cell table:formula="of:=[.B19]" office:value-type="float" office:value="30.481030625" calcext:value-type="float">
            <text:p>30.481030625</text:p>
          </table:table-cell>
          <table:table-cell table:formula="of:=ABS([.B20]-[.A20])" office:value-type="float" office:value="62.610769375" calcext:value-type="float">
            <text:p>62.610769375</text:p>
          </table:table-cell>
          <table:table-cell table:number-columns-repeated="3"/>
        </table:table-row>
        <table:table-row table:style-name="ro1">
          <table:table-cell office:value-type="float" office:value="51.8557" calcext:value-type="float">
            <text:p>51.8557</text:p>
          </table:table-cell>
          <table:table-cell table:formula="of:=[.B20]" office:value-type="float" office:value="30.481030625" calcext:value-type="float">
            <text:p>30.481030625</text:p>
          </table:table-cell>
          <table:table-cell table:formula="of:=ABS([.B21]-[.A21])" office:value-type="float" office:value="21.374669375" calcext:value-type="float">
            <text:p>21.374669375</text:p>
          </table:table-cell>
          <table:table-cell office:value-type="float" office:value="51.8557" calcext:value-type="float">
            <text:p>51.8557</text:p>
          </table:table-cell>
          <table:table-cell table:number-columns-repeated="2"/>
        </table:table-row>
        <table:table-row table:style-name="ro1">
          <table:table-cell office:value-type="float" office:value="77.116" calcext:value-type="float">
            <text:p>77.116</text:p>
          </table:table-cell>
          <table:table-cell table:formula="of:=[.B21]" office:value-type="float" office:value="30.481030625" calcext:value-type="float">
            <text:p>30.481030625</text:p>
          </table:table-cell>
          <table:table-cell table:formula="of:=ABS([.B22]-[.A22])" office:value-type="float" office:value="46.634969375" calcext:value-type="float">
            <text:p>46.634969375</text:p>
          </table:table-cell>
          <table:table-cell office:value-type="float" office:value="77.116" calcext:value-type="float">
            <text:p>77.116</text:p>
          </table:table-cell>
          <table:table-cell table:number-columns-repeated="2"/>
        </table:table-row>
        <table:table-row table:style-name="ro1">
          <table:table-cell office:value-type="float" office:value="65.4779" calcext:value-type="float">
            <text:p>65.4779</text:p>
          </table:table-cell>
          <table:table-cell table:formula="of:=[.B22]" office:value-type="float" office:value="30.481030625" calcext:value-type="float">
            <text:p>30.481030625</text:p>
          </table:table-cell>
          <table:table-cell table:formula="of:=ABS([.B23]-[.A23])" office:value-type="float" office:value="34.996869375" calcext:value-type="float">
            <text:p>34.996869375</text:p>
          </table:table-cell>
          <table:table-cell office:value-type="float" office:value="65.4779" calcext:value-type="float">
            <text:p>65.4779</text:p>
          </table:table-cell>
          <table:table-cell table:number-columns-repeated="2"/>
        </table:table-row>
        <table:table-row table:style-name="ro1">
          <table:table-cell office:value-type="float" office:value="104.087" calcext:value-type="float">
            <text:p>104.087</text:p>
          </table:table-cell>
          <table:table-cell table:formula="of:=[.B23]" office:value-type="float" office:value="30.481030625" calcext:value-type="float">
            <text:p>30.481030625</text:p>
          </table:table-cell>
          <table:table-cell table:formula="of:=ABS([.B24]-[.A24])" office:value-type="float" office:value="73.605969375" calcext:value-type="float">
            <text:p>73.605969375</text:p>
          </table:table-cell>
          <table:table-cell table:number-columns-repeated="3"/>
        </table:table-row>
        <table:table-row table:style-name="ro1">
          <table:table-cell office:value-type="float" office:value="62.9076" calcext:value-type="float">
            <text:p>62.9076</text:p>
          </table:table-cell>
          <table:table-cell table:formula="of:=[.B24]" office:value-type="float" office:value="30.481030625" calcext:value-type="float">
            <text:p>30.481030625</text:p>
          </table:table-cell>
          <table:table-cell table:formula="of:=ABS([.B25]-[.A25])" office:value-type="float" office:value="32.426569375" calcext:value-type="float">
            <text:p>32.426569375</text:p>
          </table:table-cell>
          <table:table-cell office:value-type="float" office:value="62.9076" calcext:value-type="float">
            <text:p>62.9076</text:p>
          </table:table-cell>
          <table:table-cell table:number-columns-repeated="2"/>
        </table:table-row>
        <table:table-row table:style-name="ro1">
          <table:table-cell office:value-type="float" office:value="56.972" calcext:value-type="float">
            <text:p>56.972</text:p>
          </table:table-cell>
          <table:table-cell table:formula="of:=[.B25]" office:value-type="float" office:value="30.481030625" calcext:value-type="float">
            <text:p>30.481030625</text:p>
          </table:table-cell>
          <table:table-cell table:formula="of:=ABS([.B26]-[.A26])" office:value-type="float" office:value="26.490969375" calcext:value-type="float">
            <text:p>26.490969375</text:p>
          </table:table-cell>
          <table:table-cell office:value-type="float" office:value="56.972" calcext:value-type="float">
            <text:p>56.97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3.5985" calcext:value-type="float">
            <text:p>23.5985</text:p>
          </table:table-cell>
          <table:table-cell table:formula="of:=AVERAGE([.A28:.A39])" office:value-type="float" office:value="22.4793" calcext:value-type="float">
            <text:p>22.4793</text:p>
          </table:table-cell>
          <table:table-cell table:formula="of:=ABS([.B28]-[.A28])" office:value-type="float" office:value="1.1192" calcext:value-type="float">
            <text:p>1.1192</text:p>
          </table:table-cell>
          <table:table-cell office:value-type="float" office:value="23.5985" calcext:value-type="float">
            <text:p>23.5985</text:p>
          </table:table-cell>
          <table:table-cell table:formula="of:=AVERAGE([.D28:.D39])" office:value-type="float" office:value="22.89348" calcext:value-type="float">
            <text:p>22.89348</text:p>
          </table:table-cell>
          <table:table-cell/>
        </table:table-row>
        <table:table-row table:style-name="ro1">
          <table:table-cell office:value-type="float" office:value="20.3511" calcext:value-type="float">
            <text:p>20.3511</text:p>
          </table:table-cell>
          <table:table-cell table:formula="of:=[.B28]" office:value-type="float" office:value="22.4793" calcext:value-type="float">
            <text:p>22.4793</text:p>
          </table:table-cell>
          <table:table-cell table:formula="of:=ABS([.B29]-[.A29])" office:value-type="float" office:value="2.12820000000001" calcext:value-type="float">
            <text:p>2.1282</text:p>
          </table:table-cell>
          <table:table-cell table:number-columns-repeated="3"/>
        </table:table-row>
        <table:table-row table:style-name="ro1">
          <table:table-cell office:value-type="float" office:value="20.4657" calcext:value-type="float">
            <text:p>20.4657</text:p>
          </table:table-cell>
          <table:table-cell table:formula="of:=[.B29]" office:value-type="float" office:value="22.4793" calcext:value-type="float">
            <text:p>22.4793</text:p>
          </table:table-cell>
          <table:table-cell table:formula="of:=ABS([.B30]-[.A30])" office:value-type="float" office:value="2.01360000000001" calcext:value-type="float">
            <text:p>2.0136</text:p>
          </table:table-cell>
          <table:table-cell table:number-columns-repeated="3"/>
        </table:table-row>
        <table:table-row table:style-name="ro1">
          <table:table-cell office:value-type="float" office:value="22.6827" calcext:value-type="float">
            <text:p>22.6827</text:p>
          </table:table-cell>
          <table:table-cell table:formula="of:=[.B30]" office:value-type="float" office:value="22.4793" calcext:value-type="float">
            <text:p>22.4793</text:p>
          </table:table-cell>
          <table:table-cell table:formula="of:=ABS([.B31]-[.A31])" office:value-type="float" office:value="0.203399999999995" calcext:value-type="float">
            <text:p>0.2034</text:p>
          </table:table-cell>
          <table:table-cell office:value-type="float" office:value="22.6827" calcext:value-type="float">
            <text:p>22.6827</text:p>
          </table:table-cell>
          <table:table-cell table:number-columns-repeated="2"/>
        </table:table-row>
        <table:table-row table:style-name="ro1">
          <table:table-cell office:value-type="float" office:value="24.7343" calcext:value-type="float">
            <text:p>24.7343</text:p>
          </table:table-cell>
          <table:table-cell table:formula="of:=[.B31]" office:value-type="float" office:value="22.4793" calcext:value-type="float">
            <text:p>22.4793</text:p>
          </table:table-cell>
          <table:table-cell table:formula="of:=ABS([.B32]-[.A32])" office:value-type="float" office:value="2.255" calcext:value-type="float">
            <text:p>2.255</text:p>
          </table:table-cell>
          <table:table-cell office:value-type="float" office:value="24.7343" calcext:value-type="float">
            <text:p>24.7343</text:p>
          </table:table-cell>
          <table:table-cell table:number-columns-repeated="2"/>
        </table:table-row>
        <table:table-row table:style-name="ro1">
          <table:table-cell office:value-type="float" office:value="24.1021" calcext:value-type="float">
            <text:p>24.1021</text:p>
          </table:table-cell>
          <table:table-cell table:formula="of:=[.B32]" office:value-type="float" office:value="22.4793" calcext:value-type="float">
            <text:p>22.4793</text:p>
          </table:table-cell>
          <table:table-cell table:formula="of:=ABS([.B33]-[.A33])" office:value-type="float" office:value="1.62279999999999" calcext:value-type="float">
            <text:p>1.6228</text:p>
          </table:table-cell>
          <table:table-cell office:value-type="float" office:value="24.1021" calcext:value-type="float">
            <text:p>24.1021</text:p>
          </table:table-cell>
          <table:table-cell table:number-columns-repeated="2"/>
        </table:table-row>
        <table:table-row table:style-name="ro1">
          <table:table-cell office:value-type="float" office:value="21.0217" calcext:value-type="float">
            <text:p>21.0217</text:p>
          </table:table-cell>
          <table:table-cell table:formula="of:=[.B33]" office:value-type="float" office:value="22.4793" calcext:value-type="float">
            <text:p>22.4793</text:p>
          </table:table-cell>
          <table:table-cell table:formula="of:=ABS([.B34]-[.A34])" office:value-type="float" office:value="1.45760000000001" calcext:value-type="float">
            <text:p>1.4576</text:p>
          </table:table-cell>
          <table:table-cell office:value-type="float" office:value="21.0217" calcext:value-type="float">
            <text:p>21.0217</text:p>
          </table:table-cell>
          <table:table-cell table:number-columns-repeated="2"/>
        </table:table-row>
        <table:table-row table:style-name="ro1">
          <table:table-cell office:value-type="float" office:value="21.6412" calcext:value-type="float">
            <text:p>21.6412</text:p>
          </table:table-cell>
          <table:table-cell table:formula="of:=[.B34]" office:value-type="float" office:value="22.4793" calcext:value-type="float">
            <text:p>22.4793</text:p>
          </table:table-cell>
          <table:table-cell table:formula="of:=ABS([.B35]-[.A35])" office:value-type="float" office:value="0.838100000000004" calcext:value-type="float">
            <text:p>0.8381</text:p>
          </table:table-cell>
          <table:table-cell office:value-type="float" office:value="21.6412" calcext:value-type="float">
            <text:p>21.6412</text:p>
          </table:table-cell>
          <table:table-cell table:number-columns-repeated="2"/>
        </table:table-row>
        <table:table-row table:style-name="ro1">
          <table:table-cell office:value-type="float" office:value="22.5654" calcext:value-type="float">
            <text:p>22.5654</text:p>
          </table:table-cell>
          <table:table-cell table:formula="of:=[.B35]" office:value-type="float" office:value="22.4793" calcext:value-type="float">
            <text:p>22.4793</text:p>
          </table:table-cell>
          <table:table-cell table:formula="of:=ABS([.B36]-[.A36])" office:value-type="float" office:value="0.0860999999999947" calcext:value-type="float">
            <text:p>0.0861</text:p>
          </table:table-cell>
          <table:table-cell office:value-type="float" office:value="22.5654" calcext:value-type="float">
            <text:p>22.5654</text:p>
          </table:table-cell>
          <table:table-cell table:number-columns-repeated="2"/>
        </table:table-row>
        <table:table-row table:style-name="ro1">
          <table:table-cell office:value-type="float" office:value="23.7129" calcext:value-type="float">
            <text:p>23.7129</text:p>
          </table:table-cell>
          <table:table-cell table:formula="of:=[.B36]" office:value-type="float" office:value="22.4793" calcext:value-type="float">
            <text:p>22.4793</text:p>
          </table:table-cell>
          <table:table-cell table:formula="of:=ABS([.B37]-[.A37])" office:value-type="float" office:value="1.2336" calcext:value-type="float">
            <text:p>1.2336</text:p>
          </table:table-cell>
          <table:table-cell office:value-type="float" office:value="23.7129" calcext:value-type="float">
            <text:p>23.7129</text:p>
          </table:table-cell>
          <table:table-cell table:number-columns-repeated="2"/>
        </table:table-row>
        <table:table-row table:style-name="ro1">
          <table:table-cell office:value-type="float" office:value="22.3937" calcext:value-type="float">
            <text:p>22.3937</text:p>
          </table:table-cell>
          <table:table-cell table:formula="of:=[.B37]" office:value-type="float" office:value="22.4793" calcext:value-type="float">
            <text:p>22.4793</text:p>
          </table:table-cell>
          <table:table-cell table:formula="of:=ABS([.B38]-[.A38])" office:value-type="float" office:value="0.0856000000000066" calcext:value-type="float">
            <text:p>0.0856</text:p>
          </table:table-cell>
          <table:table-cell office:value-type="float" office:value="22.3937" calcext:value-type="float">
            <text:p>22.3937</text:p>
          </table:table-cell>
          <table:table-cell table:number-columns-repeated="2"/>
        </table:table-row>
        <table:table-row table:style-name="ro1">
          <table:table-cell office:value-type="float" office:value="22.4823" calcext:value-type="float">
            <text:p>22.4823</text:p>
          </table:table-cell>
          <table:table-cell table:formula="of:=[.B38]" office:value-type="float" office:value="22.4793" calcext:value-type="float">
            <text:p>22.4793</text:p>
          </table:table-cell>
          <table:table-cell table:formula="of:=ABS([.B39]-[.A39])" office:value-type="float" office:value="0.00299999999999301" calcext:value-type="float">
            <text:p>0.003</text:p>
          </table:table-cell>
          <table:table-cell office:value-type="float" office:value="22.4823" calcext:value-type="float">
            <text:p>22.482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.38633" calcext:value-type="float">
            <text:p>3.38633</text:p>
          </table:table-cell>
          <table:table-cell table:formula="of:=AVERAGE([.A41:.A52])" office:value-type="float" office:value="4.11738916666667" calcext:value-type="float">
            <text:p>4.1173891667</text:p>
          </table:table-cell>
          <table:table-cell table:number-columns-repeated="4"/>
        </table:table-row>
        <table:table-row table:style-name="ro1">
          <table:table-cell office:value-type="float" office:value="4.2677" calcext:value-type="float">
            <text:p>4.2677</text:p>
          </table:table-cell>
          <table:table-cell table:number-columns-repeated="5"/>
        </table:table-row>
        <table:table-row table:style-name="ro1">
          <table:table-cell office:value-type="float" office:value="3.58105" calcext:value-type="float">
            <text:p>3.58105</text:p>
          </table:table-cell>
          <table:table-cell table:number-columns-repeated="5"/>
        </table:table-row>
        <table:table-row table:style-name="ro1">
          <table:table-cell office:value-type="float" office:value="4.15462" calcext:value-type="float">
            <text:p>4.15462</text:p>
          </table:table-cell>
          <table:table-cell table:number-columns-repeated="5"/>
        </table:table-row>
        <table:table-row table:style-name="ro1">
          <table:table-cell office:value-type="float" office:value="4.51661" calcext:value-type="float">
            <text:p>4.51661</text:p>
          </table:table-cell>
          <table:table-cell table:number-columns-repeated="5"/>
        </table:table-row>
        <table:table-row table:style-name="ro1">
          <table:table-cell office:value-type="float" office:value="3.94982" calcext:value-type="float">
            <text:p>3.94982</text:p>
          </table:table-cell>
          <table:table-cell table:number-columns-repeated="5"/>
        </table:table-row>
        <table:table-row table:style-name="ro1">
          <table:table-cell office:value-type="float" office:value="4.25596" calcext:value-type="float">
            <text:p>4.25596</text:p>
          </table:table-cell>
          <table:table-cell table:number-columns-repeated="5"/>
        </table:table-row>
        <table:table-row table:style-name="ro1">
          <table:table-cell office:value-type="float" office:value="3.92024" calcext:value-type="float">
            <text:p>3.92024</text:p>
          </table:table-cell>
          <table:table-cell table:number-columns-repeated="5"/>
        </table:table-row>
        <table:table-row table:style-name="ro1">
          <table:table-cell office:value-type="float" office:value="4.51296" calcext:value-type="float">
            <text:p>4.51296</text:p>
          </table:table-cell>
          <table:table-cell table:number-columns-repeated="5"/>
        </table:table-row>
        <table:table-row table:style-name="ro1">
          <table:table-cell office:value-type="float" office:value="4.7843" calcext:value-type="float">
            <text:p>4.7843</text:p>
          </table:table-cell>
          <table:table-cell table:number-columns-repeated="5"/>
        </table:table-row>
        <table:table-row table:style-name="ro1">
          <table:table-cell office:value-type="float" office:value="3.88265" calcext:value-type="float">
            <text:p>3.88265</text:p>
          </table:table-cell>
          <table:table-cell table:number-columns-repeated="5"/>
        </table:table-row>
        <table:table-row table:style-name="ro1">
          <table:table-cell office:value-type="float" office:value="4.19643" calcext:value-type="float">
            <text:p>4.1964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20:15:32.351437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9:51:32.041872121</meta:creation-date>
    <dc:date>2018-03-22T18:38:51.583331172</dc:date>
    <meta:editing-duration>PT1H49M56S</meta:editing-duration>
    <meta:editing-cycles>5</meta:editing-cycles>
    <meta:generator>LibreOffice/5.1.6.2$Linux_X86_64 LibreOffice_project/10m0$Build-2</meta:generator>
    <meta:document-statistic meta:table-count="1" meta:cell-count="161" meta:object-count="0"/>
  </office:meta>
</office:document-meta>
</file>